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6000000841056EF9ABB600E3D.png" manifest:media-type="image/png"/>
  <manifest:file-entry manifest:full-path="Pictures/10000000000000B6000000B5F928CC124A146E1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ika" svg:font-family="Andik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8.66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727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21.825cm"/>
      <style:paragraph-properties style:writing-mode="lr-tb"/>
    </style:style>
    <style:style style:name="P1" style:family="paragraph">
      <style:paragraph-properties fo:line-height="60%" fo:text-align="end"/>
    </style:style>
    <style:style style:name="P2" style:family="paragraph">
      <loext:graphic-properties draw:fill="none" draw:fill-color="#ffffff"/>
      <style:paragraph-properties fo:line-height="60%" fo:text-align="end" style:writing-mode="lr-tb"/>
      <style:text-properties style:font-name="Andika" fo:font-size="160pt" fo:font-weight="bold" style:font-size-asian="130pt" style:font-size-complex="13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Andika" fo:font-size="42pt" style:font-size-asian="42pt" style:font-size-complex="42pt"/>
    </style:style>
    <style:style style:name="P5" style:family="paragraph">
      <style:paragraph-properties fo:margin-left="0cm" fo:margin-right="0cm" fo:margin-top="0cm" fo:margin-bottom="0cm" fo:line-height="60%" fo:text-indent="0cm"/>
    </style:style>
    <style:style style:name="P6" style:family="paragraph">
      <style:paragraph-properties fo:margin-left="0cm" fo:margin-right="0cm" fo:margin-top="0cm" fo:margin-bottom="0cm" fo:line-height="60%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60%" fo:text-indent="0cm" style:writing-mode="lr-tb"/>
      <style:text-properties style:font-name="Andika" fo:font-size="160pt" fo:font-weight="bold" style:font-size-asian="142.800003051758pt" style:font-size-complex="142.800003051758pt"/>
    </style:style>
    <style:style style:name="T1" style:family="text">
      <style:text-properties style:font-name="Andika" fo:font-size="160pt" fo:font-weight="bold" style:font-size-asian="130pt" style:font-size-complex="130pt"/>
    </style:style>
    <style:style style:name="T2" style:family="text">
      <style:text-properties style:font-name="Andika" fo:font-size="42pt" style:font-size-asian="42pt" style:font-size-complex="42pt"/>
    </style:style>
    <style:style style:name="T3" style:family="text">
      <style:text-properties style:font-name="Andika" fo:font-size="160pt" fo:font-weight="bold" style:font-size-asian="142.800003051758pt" style:font-size-complex="142.800003051758pt"/>
    </style:style>
    <style:style style:name="T4" style:family="text">
      <style:text-properties style:font-name="Andika" fo:font-size="160pt" fo:font-weight="bold" style:font-size-asian="128.5pt" style:font-size-complex="128.5pt"/>
    </style:style>
    <style:style style:name="T5" style:family="text">
      <style:text-properties style:font-name="Andika" fo:font-size="94.4000015258789pt" fo:font-weight="bold" style:font-size-asian="80pt" style:font-size-complex="80pt"/>
    </style:style>
    <style:style style:name="T6" style:family="text">
      <style:text-properties fo:color="#ffffff" loext:opacity="100%" style:font-name="Andika" fo:font-size="160pt" fo:font-weight="bold" style:font-size-asian="160pt" style:font-size-complex="1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751cm" svg:height="28.913cm" svg:x="0.429cm" svg:y="0.994cm">
          <draw:text-box>
            <text:p text:style-name="P1"><text:span text:style-name="T1">Vasek</text:span></text:p>
            <text:p text:style-name="P1"><text:span text:style-name="T1">kosten</text:span></text:p>
            <text:p text:style-name="P1"><text:span text:style-name="T1">Neue</text:span></text:p>
            <text:p text:style-name="P1"><text:span text:style-name="T1">opfer</text:span></text:p>
          </draw:text-box>
        </draw:frame>
        <draw:frame draw:style-name="gr2" draw:text-style-name="P3" draw:layer="layout" svg:width="5.335cm" svg:height="5.307cm" svg:x="2.78cm" svg:y="23.173cm">
          <draw:image xlink:href="Pictures/10000000000000B6000000B5F928CC124A146E13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3" draw:text-style-name="P4" draw:layer="layout" svg:width="16.865cm" svg:height="2.977cm" svg:x="3.635cm" svg:y="25.994cm">
          <draw:text-box>
            <text:p><text:span text:style-name="T2">antinatalismus-jetzt.de</text:span></text:p>
          </draw:text-box>
        </draw:frame>
        <draw:frame draw:style-name="gr4" draw:text-style-name="P7" draw:layer="layout" svg:width="21.336cm" svg:height="22.075cm" svg:x="0.241cm" svg:y="0.894cm">
          <draw:text-box>
            <text:p text:style-name="P5"><text:span text:style-name="T3">tomie</text:span></text:p>
            <text:p text:style-name="P5"><text:span text:style-name="T3">los.</text:span></text:p>
            <text:p text:style-name="P5"><text:span text:style-name="T4">Klima-</text:span></text:p>
            <text:p text:style-name="P6"><text:span text:style-name="T5">verhindern.</text:span><text:span text:style-name="T6">.</text:span></text:p>
          </draw:text-box>
        </draw:frame>
        <draw:frame draw:style-name="gr2" draw:text-style-name="P3" draw:layer="layout" svg:width="2.585cm" svg:height="2.275cm" svg:x="1.05cm" svg:y="26.232cm">
          <draw:image xlink:href="Pictures/1000000100000096000000841056EF9ABB600E3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ika" svg:font-family="Andik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44cm" fo:margin-bottom="1cm" fo:margin-left="0.368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36.093000000</meta:creation-date>
    <meta:generator>LibreOffice/7.3.7.2$Linux_X86_64 LibreOffice_project/30$Build-2</meta:generator>
    <dc:date>2024-05-19T16:58:56.568302866</dc:date>
    <meta:editing-duration>PT1H45M5S</meta:editing-duration>
    <meta:editing-cycles>33</meta:editing-cycles>
    <meta:document-statistic meta:object-count="5"/>
  </office:meta>
</office:document-meta>
</file>